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4586" draw:marker-start-width="0.125cm" draw:marker-end-width="0.125cm" draw:fill="solid" draw:fill-color="#729fcf" draw:textarea-vertical-align="middle" draw:auto-grow-height="false" fo:min-height="1.742cm" fo:min-width="0.511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4cm" fo:min-width="3.201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5cm" svg:stroke-color="#004586" draw:marker-start-width="0.125cm" draw:marker-end-width="0.125cm" draw:fill="solid" draw:fill-color="#729fcf" draw:textarea-vertical-align="middle" draw:auto-grow-height="false" fo:min-height="1.742cm" fo:min-width="0.51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4586" draw:marker-start-width="0.125cm" draw:marker-end-width="0.125cm" draw:fill="solid" draw:fill-color="#729fcf" draw:textarea-vertical-align="middle" draw:auto-grow-height="false" fo:min-height="1.742cm" fo:min-width="0.509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cm"/>
    </style:style>
    <style:style style:name="gr10" style:family="graphic" style:parent-style-name="standard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054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053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4cm" fo:min-width="3.2cm"/>
    </style:style>
    <style:style style:name="gr13" style:family="graphic" style:parent-style-name="standard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925cm" fo:min-width="0.486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926cm" fo:min-width="0.486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925cm" fo:min-width="0.48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926cm" fo:min-width="0.48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871cm"/>
    </style:style>
    <style:style style:name="gr18" style:family="graphic" style:parent-style-name="standard">
      <style:graphic-properties svg:stroke-width="0.05cm" svg:stroke-color="#004586" draw:marker-start-width="0.275cm" draw:marker-end-width="0.275cm" draw:fill-color="#729fcf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4586" draw:marker-start-width="0.275cm" draw:marker-end-width="0.275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61cm" svg:height="2.042cm" svg:x="4.286cm" svg:y="2.852cm">
          <text:p/>
          <draw:enhanced-geometry draw:mirror-vertical="false" draw:mirror-horizontal="false" draw:glue-point-type="segments" draw:type="mso-spt100" draw:modifiers="179.978570276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" draw:text-style-name="P2" draw:layer="layout" svg:width="1.674cm" svg:height="1.074cm" svg:x="2.188cm" svg:y="1.25cm">
          <draw:text-box>
            <text:p>+U</text:p>
          </draw:text-box>
        </draw:frame>
        <draw:frame draw:style-name="gr2" draw:text-style-name="P2" draw:layer="layout" svg:width="1.673cm" svg:height="1.074cm" svg:x="2.3cm" svg:y="5.602cm">
          <draw:text-box>
            <text:p>-U</text:p>
          </draw:text-box>
        </draw:frame>
        <draw:frame draw:style-name="gr3" draw:text-style-name="P4" draw:layer="layout" svg:width="3.701cm" svg:height="1.074cm" draw:transform="rotate (1.5707963267949) translate (1.58cm 5.788cm)">
          <draw:text-box>
            <text:p text:style-name="P3">Amplitude</text:p>
          </draw:text-box>
        </draw:frame>
        <draw:line draw:style-name="gr4" draw:text-style-name="P5" draw:layer="layout" svg:x1="3.193cm" svg:y1="2.477cm" svg:x2="3.193cm" svg:y2="5.601cm">
          <text:p/>
        </draw:line>
        <draw:custom-shape draw:style-name="gr5" draw:text-style-name="P1" draw:layer="layout" svg:width="1.06cm" svg:height="2.042cm" svg:x="3.225cm" svg:y="2.847cm">
          <text:p/>
          <draw:enhanced-geometry draw:mirror-vertical="true" draw:mirror-horizontal="false" draw:glue-point-type="segments" draw:type="mso-spt100" draw:modifiers="179.978570276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1.059cm" svg:height="2.042cm" svg:x="6.407cm" svg:y="2.852cm">
          <text:p/>
          <draw:enhanced-geometry draw:mirror-vertical="false" draw:mirror-horizontal="false" draw:glue-point-type="segments" draw:type="mso-spt100" draw:modifiers="179.978570276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1.059cm" svg:height="2.042cm" svg:x="5.346cm" svg:y="2.847cm">
          <text:p/>
          <draw:enhanced-geometry draw:mirror-vertical="true" draw:mirror-horizontal="false" draw:glue-point-type="segments" draw:type="mso-spt100" draw:modifiers="179.978570276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1.061cm" svg:height="2.042cm" svg:x="8.528cm" svg:y="2.852cm">
          <text:p/>
          <draw:enhanced-geometry draw:mirror-vertical="false" draw:mirror-horizontal="false" draw:glue-point-type="segments" draw:type="mso-spt100" draw:modifiers="179.978570276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06cm" svg:height="2.042cm" svg:x="7.467cm" svg:y="2.847cm">
          <text:p/>
          <draw:enhanced-geometry draw:mirror-vertical="true" draw:mirror-horizontal="false" draw:glue-point-type="segments" draw:type="mso-spt100" draw:modifiers="179.978570276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" draw:text-style-name="P5" draw:layer="layout" svg:x1="3.193cm" svg:y1="3.872cm" svg:x2="10.223cm" svg:y2="3.872cm">
          <text:p/>
        </draw:line>
        <draw:line draw:style-name="gr8" draw:text-style-name="P5" draw:layer="layout" svg:x1="3.726cm" svg:y1="3.699cm" svg:x2="3.726cm" svg:y2="4.09cm">
          <text:p/>
        </draw:line>
        <draw:line draw:style-name="gr8" draw:text-style-name="P5" draw:layer="layout" svg:x1="4.842cm" svg:y1="3.699cm" svg:x2="4.842cm" svg:y2="4.09cm">
          <text:p/>
        </draw:line>
        <draw:line draw:style-name="gr8" draw:text-style-name="P5" draw:layer="layout" svg:x1="5.886cm" svg:y1="3.699cm" svg:x2="5.886cm" svg:y2="4.09cm">
          <text:p/>
        </draw:line>
        <draw:line draw:style-name="gr8" draw:text-style-name="P5" draw:layer="layout" svg:x1="6.962cm" svg:y1="3.699cm" svg:x2="6.962cm" svg:y2="4.09cm">
          <text:p/>
        </draw:line>
        <draw:line draw:style-name="gr8" draw:text-style-name="P5" draw:layer="layout" svg:x1="8.018cm" svg:y1="3.699cm" svg:x2="8.018cm" svg:y2="4.09cm">
          <text:p/>
        </draw:line>
        <draw:line draw:style-name="gr8" draw:text-style-name="P5" draw:layer="layout" svg:x1="9.103cm" svg:y1="3.699cm" svg:x2="9.103cm" svg:y2="4.09cm">
          <text:p/>
        </draw:line>
        <draw:frame draw:style-name="gr9" draw:text-style-name="P2" draw:layer="layout" svg:width="1.897cm" svg:height="1.074cm" svg:x="9.051cm" svg:y="2.854cm">
          <draw:text-box>
            <text:p>time</text:p>
          </draw:text-box>
        </draw:frame>
        <draw:frame draw:style-name="gr2" draw:text-style-name="P2" draw:layer="layout" svg:width="1.673cm" svg:height="1.074cm" svg:x="11.399cm" svg:y="1.25cm">
          <draw:text-box>
            <text:p>+U</text:p>
          </draw:text-box>
        </draw:frame>
        <draw:frame draw:style-name="gr2" draw:text-style-name="P2" draw:layer="layout" svg:width="1.673cm" svg:height="1.074cm" svg:x="11.604cm" svg:y="5.602cm">
          <draw:text-box>
            <text:p>-U</text:p>
          </draw:text-box>
        </draw:frame>
        <draw:line draw:style-name="gr4" draw:text-style-name="P5" draw:layer="layout" svg:x1="12.403cm" svg:y1="2.293cm" svg:x2="12.403cm" svg:y2="5.417cm">
          <text:p/>
        </draw:line>
        <draw:frame draw:style-name="gr9" draw:text-style-name="P2" draw:layer="layout" svg:width="1.896cm" svg:height="1.074cm" svg:x="18.262cm" svg:y="2.854cm">
          <draw:text-box>
            <text:p>time</text:p>
          </draw:text-box>
        </draw:frame>
        <draw:custom-shape draw:style-name="gr10" draw:text-style-name="P6" draw:layer="layout" svg:width="1.061cm" svg:height="1.06cm" svg:x="12.419cm" svg:y="2.81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06cm" svg:height="1.059cm" draw:transform="rotate (-3.14159265358979) translate (14.543cm 4.9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2.943cm" svg:y1="3.699cm" svg:x2="12.943cm" svg:y2="4.09cm">
          <text:p/>
        </draw:line>
        <draw:line draw:style-name="gr8" draw:text-style-name="P5" draw:layer="layout" svg:x1="14.032cm" svg:y1="3.699cm" svg:x2="14.032cm" svg:y2="4.09cm">
          <text:p/>
        </draw:line>
        <draw:custom-shape draw:style-name="gr10" draw:text-style-name="P6" draw:layer="layout" svg:width="1.06cm" svg:height="1.06cm" svg:x="14.541cm" svg:y="2.81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06cm" svg:height="1.059cm" draw:transform="rotate (-3.14159265358979) translate (16.664cm 4.9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5.064cm" svg:y1="3.7cm" svg:x2="15.064cm" svg:y2="4.091cm">
          <text:p/>
        </draw:line>
        <draw:line draw:style-name="gr8" draw:text-style-name="P5" draw:layer="layout" svg:x1="16.153cm" svg:y1="3.7cm" svg:x2="16.153cm" svg:y2="4.091cm">
          <text:p/>
        </draw:line>
        <draw:custom-shape draw:style-name="gr10" draw:text-style-name="P6" draw:layer="layout" svg:width="1.061cm" svg:height="1.06cm" svg:x="16.662cm" svg:y="2.81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06cm" svg:height="1.059cm" draw:transform="rotate (-3.14159265358979) translate (18.786cm 4.9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7.186cm" svg:y1="3.702cm" svg:x2="17.186cm" svg:y2="4.093cm">
          <text:p/>
        </draw:line>
        <draw:line draw:style-name="gr8" draw:text-style-name="P5" draw:layer="layout" svg:x1="18.275cm" svg:y1="3.702cm" svg:x2="18.275cm" svg:y2="4.093cm">
          <text:p/>
        </draw:line>
        <draw:line draw:style-name="gr7" draw:text-style-name="P5" draw:layer="layout" svg:x1="12.403cm" svg:y1="3.872cm" svg:x2="19.433cm" svg:y2="3.872cm">
          <text:p/>
        </draw:line>
        <draw:frame draw:style-name="gr2" draw:text-style-name="P2" draw:layer="layout" svg:width="1.674cm" svg:height="1.074cm" svg:x="2.188cm" svg:y="6.786cm">
          <draw:text-box>
            <text:p>+U</text:p>
          </draw:text-box>
        </draw:frame>
        <draw:frame draw:style-name="gr2" draw:text-style-name="P2" draw:layer="layout" svg:width="1.673cm" svg:height="1.074cm" svg:x="2.3cm" svg:y="11.138cm">
          <draw:text-box>
            <text:p>-U</text:p>
          </draw:text-box>
        </draw:frame>
        <draw:frame draw:style-name="gr12" draw:text-style-name="P4" draw:layer="layout" svg:width="3.7cm" svg:height="1.074cm" draw:transform="rotate (1.5707963267949) translate (1.561cm 11.324cm)">
          <draw:text-box>
            <text:p text:style-name="P3">Amplitude</text:p>
          </draw:text-box>
        </draw:frame>
        <draw:line draw:style-name="gr4" draw:text-style-name="P5" draw:layer="layout" svg:x1="3.193cm" svg:y1="7.947cm" svg:x2="3.193cm" svg:y2="11.071cm">
          <text:p/>
        </draw:line>
        <draw:frame draw:style-name="gr9" draw:text-style-name="P2" draw:layer="layout" svg:width="1.896cm" svg:height="1.074cm" svg:x="8.94cm" svg:y="8.354cm">
          <draw:text-box>
            <text:p>time</text:p>
          </draw:text-box>
        </draw:frame>
        <draw:line draw:style-name="gr8" draw:text-style-name="P5" draw:layer="layout" svg:x1="3.746cm" svg:y1="9.236cm" svg:x2="3.746cm" svg:y2="9.627cm">
          <text:p/>
        </draw:line>
        <draw:line draw:style-name="gr7" draw:text-style-name="P5" draw:layer="layout" svg:x1="3.193cm" svg:y1="9.409cm" svg:x2="10.223cm" svg:y2="9.409cm">
          <text:p/>
        </draw:line>
        <draw:custom-shape draw:style-name="gr13" draw:text-style-name="P6" draw:layer="layout" svg:width="1.036cm" svg:height="1.225cm" svg:x="3.217cm" svg:y="8.1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036cm" svg:height="1.226cm" svg:x="4.261cm" svg:y="9.41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4.784cm" svg:y1="9.236cm" svg:x2="4.784cm" svg:y2="9.627cm">
          <text:p/>
        </draw:line>
        <draw:line draw:style-name="gr8" draw:text-style-name="P5" draw:layer="layout" svg:x1="5.822cm" svg:y1="9.236cm" svg:x2="5.822cm" svg:y2="9.627cm">
          <text:p/>
        </draw:line>
        <draw:custom-shape draw:style-name="gr13" draw:text-style-name="P6" draw:layer="layout" svg:width="1.036cm" svg:height="1.225cm" svg:x="5.292cm" svg:y="8.1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036cm" svg:height="1.226cm" svg:x="6.337cm" svg:y="9.41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.859cm" svg:y1="9.236cm" svg:x2="6.859cm" svg:y2="9.627cm">
          <text:p/>
        </draw:line>
        <draw:line draw:style-name="gr8" draw:text-style-name="P5" draw:layer="layout" svg:x1="7.886cm" svg:y1="9.236cm" svg:x2="7.886cm" svg:y2="9.627cm">
          <text:p/>
        </draw:line>
        <draw:custom-shape draw:style-name="gr15" draw:text-style-name="P6" draw:layer="layout" svg:width="1.035cm" svg:height="1.225cm" svg:x="7.357cm" svg:y="8.1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035cm" svg:height="1.226cm" svg:x="8.402cm" svg:y="9.41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924cm" svg:y1="9.236cm" svg:x2="8.924cm" svg:y2="9.627cm">
          <text:p/>
        </draw:line>
        <draw:frame draw:style-name="gr2" draw:text-style-name="P2" draw:layer="layout" svg:width="0.392cm" svg:height="1.074cm" svg:x="2.627cm" svg:y="8.94cm">
          <draw:text-box>
            <text:p>0</text:p>
          </draw:text-box>
        </draw:frame>
        <draw:frame draw:style-name="gr2" draw:text-style-name="P2" draw:layer="layout" svg:width="0.391cm" svg:height="1.074cm" svg:x="11.725cm" svg:y="3.426cm">
          <draw:text-box>
            <text:p>0</text:p>
          </draw:text-box>
        </draw:frame>
        <draw:frame draw:style-name="gr2" draw:text-style-name="P2" draw:layer="layout" svg:width="0.391cm" svg:height="1.074cm" svg:x="2.62cm" svg:y="3.426cm">
          <draw:text-box>
            <text:p>0</text:p>
          </draw:text-box>
        </draw:frame>
        <draw:frame draw:style-name="gr17" draw:text-style-name="P2" draw:layer="layout" svg:width="1.674cm" svg:height="2.121cm" svg:x="11.45cm" svg:y="6.786cm">
          <draw:text-box>
            <text:p>+U</text:p>
          </draw:text-box>
        </draw:frame>
        <draw:frame draw:style-name="gr2" draw:text-style-name="P2" draw:layer="layout" svg:width="1.674cm" svg:height="1.074cm" svg:x="11.562cm" svg:y="11.138cm">
          <draw:text-box>
            <text:p>-U</text:p>
          </draw:text-box>
        </draw:frame>
        <draw:line draw:style-name="gr4" draw:text-style-name="P5" draw:layer="layout" svg:x1="12.454cm" svg:y1="7.947cm" svg:x2="12.454cm" svg:y2="11.071cm">
          <text:p/>
        </draw:line>
        <draw:frame draw:style-name="gr9" draw:text-style-name="P2" draw:layer="layout" svg:width="1.897cm" svg:height="1.074cm" svg:x="18.201cm" svg:y="8.354cm">
          <draw:text-box>
            <text:p>time</text:p>
          </draw:text-box>
        </draw:frame>
        <draw:line draw:style-name="gr8" draw:text-style-name="P5" draw:layer="layout" svg:x1="14.99cm" svg:y1="9.204cm" svg:x2="14.99cm" svg:y2="9.595cm">
          <text:p/>
        </draw:line>
        <draw:line draw:style-name="gr8" draw:text-style-name="P5" draw:layer="layout" svg:x1="17.507cm" svg:y1="9.248cm" svg:x2="17.507cm" svg:y2="9.639cm">
          <text:p/>
        </draw:line>
        <draw:frame draw:style-name="gr2" draw:text-style-name="P2" draw:layer="layout" svg:width="0.39cm" svg:height="1.074cm" svg:x="11.89cm" svg:y="8.94cm">
          <draw:text-box>
            <text:p>0</text:p>
          </draw:text-box>
        </draw:frame>
        <draw:path draw:style-name="gr18" draw:text-style-name="P7" draw:layer="layout" svg:width="2.51cm" svg:height="2.247cm" svg:x="12.474cm" svg:y="7.167cm" svg:viewBox="0 0 2511 2248" svg:d="M0 2248c614-3292 788-780 1554-1978 768-1198 957 1978 957 1978z">
          <text:p/>
        </draw:path>
        <draw:path draw:style-name="gr19" draw:text-style-name="P6" draw:layer="layout" svg:width="2.51cm" svg:height="2.247cm" draw:transform="rotate (-3.14159265358979) translate (17.4947645332556cm 11.6565015566916cm)" svg:viewBox="0 0 2511 2248" svg:d="M0 2248c614-3292 788-780 1554-1978 768-1198 957 1978 957 1978z">
          <text:p/>
        </draw:path>
        <draw:line draw:style-name="gr7" draw:text-style-name="P5" draw:layer="layout" svg:x1="12.454cm" svg:y1="9.409cm" svg:x2="19.484cm" svg:y2="9.409cm">
          <text:p/>
        </draw:line>
        <draw:frame draw:style-name="gr20" draw:text-style-name="P2" draw:layer="layout" svg:width="3.313cm" svg:height="0.962cm" svg:x="4.3cm" svg:y="1.85cm">
          <draw:text-box>
            <text:p>sinusoidal</text:p>
          </draw:text-box>
        </draw:frame>
        <draw:frame draw:style-name="gr21" draw:text-style-name="P2" draw:layer="layout" svg:width="3.139cm" svg:height="0.962cm" svg:x="15.301cm" svg:y="1.95cm">
          <draw:text-box>
            <text:p>triangular</text:p>
          </draw:text-box>
        </draw:frame>
        <draw:frame draw:style-name="gr22" draw:text-style-name="P2" draw:layer="layout" svg:width="2.856cm" svg:height="0.962cm" svg:x="15.402cm" svg:y="7.25cm">
          <draw:text-box>
            <text:p>complex</text:p>
          </draw:text-box>
        </draw:frame>
        <draw:frame draw:style-name="gr23" draw:text-style-name="P2" draw:layer="layout" svg:width="2.437cm" svg:height="0.962cm" svg:x="4.402cm" svg:y="7.25cm">
          <draw:text-box>
            <text:p>squ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20:02:36.922722288</meta:creation-date>
    <dc:date>2015-10-06T19:33:40.851516025</dc:date>
    <meta:editing-duration>PT1H38M26S</meta:editing-duration>
    <meta:editing-cycles>8</meta:editing-cycles>
    <meta:generator>LibreOffice/4.4.5.2$Linux_X86_64 LibreOffice_project/40m0$Build-2</meta:generator>
    <meta:document-statistic meta:object-count="70"/>
  </office:meta>
</office:document-meta>
</file>